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4bb71" officeooo:paragraph-rsid="0014bb71" fo:background-color="#ffffff" style:font-name-asian="Times1" style:font-size-asian="12pt" style:font-style-asian="normal" style:font-weight-asian="normal" style:font-name-complex="Times1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68829" officeooo:paragraph-rsid="00168829" fo:background-color="#ffffff" style:font-name-asian="Times1" style:font-size-asian="12pt" style:font-style-asian="normal" style:font-weight-asian="normal" style:font-name-complex="Times1" style:font-size-complex="12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{</text:p>
      <text:p text:style-name="P1">"address": {</text:p>
      <text:p text:style-name="P1">"building": "1007",</text:p>
      <text:p text:style-name="P1">"coord": [ ­73.856077, 40.848447 ],</text:p>
      <text:p text:style-name="P1">"street": "Morris Park Ave",</text:p>
      <text:p text:style-name="P1">"zipcode": "10462"</text:p>
      <text:p text:style-name="P1">},</text:p>
      <text:p text:style-name="P1">"borough": "Bronx",</text:p>
      <text:p text:style-name="P1">"cuisine": "Bakery",</text:p>
      <text:p text:style-name="P1">"grades": [</text:p>
      <text:p text:style-name="P1">{ "date": { "$date": 1393804800000 }, "grade": "A", "score": 2 },</text:p>
      <text:p text:style-name="P1">{ "date": { "$date": 1378857600000 }, "grade": "A", "score": 6 },</text:p>
      <text:p text:style-name="P1">{ "date": { "$date": 1358985600000 }, "grade": "A", "score": 10 },</text:p>
      <text:p text:style-name="P1">{ "date": { "$date": 1322006400000 }, "grade": "A", "score": 9 },</text:p>
      <text:p text:style-name="P1">{ "date": { "$date": 1299715200000 }, "grade": "B", "score": 14 }</text:p>
      <text:p text:style-name="P1">],</text:p>
      <text:p text:style-name="P1">"name": "Morris Park Bake Shop",</text:p>
      <text:p text:style-name="P1">"restaurant_id": "30075445"</text:p>
      <text:p text:style-name="P1">}</text:p>
      <text:p text:style-name="P1">1. Write a MongoDB query to display all the documents in the collection restaurants.</text:p>
      <text:p text:style-name="P2">db.getCollection('restaurants').find({})</text:p>
      <text:p text:style-name="P2"/>
      <text:p text:style-name="P1">2. Write a MongoDB query to display the fields restaurant_id, borough and cuisine, but</text:p>
      <text:p text:style-name="P1">exclude the field _id and name for all the documents in the collection restaurant.</text:p>
      <text:p text:style-name="P2">db.restaurants.find({},{"restaurant_id" : 1,"name":0,"borough":1,"cuisine" :1,"_id":0});</text:p>
      <text:p text:style-name="P2"/>
      <text:p text:style-name="P1">3.Write a MongoDB query to find the number of restaurant which is in the borough Abc.</text:p>
      <text:p text:style-name="P2">db.restaurants.count({"borough": "Abc"});</text:p>
      <text:p text:style-name="P4">4. Write a MongoDB query to display the first 4 restaurant which is in the borough</text:p>
      <text:p text:style-name="P1">Bronx.</text:p>
      <text:p text:style-name="P2">db.restaurants.find({"borough": "Bronx"}).limit(4);</text:p>
      <text:p text:style-name="P2"/>
      <text:p text:style-name="P1">5. Write a MongoDB query to display the next 3 restaurants after skipping first 4 which</text:p>
      <text:p text:style-name="P1">are in the borough Bronx.</text:p>
      <text:p text:style-name="P2">db.restaurants.find({"borough": "Bronx"}).skip(2).limit(4);</text:p>
      <text:p text:style-name="P2"/>
      <text:p text:style-name="P1">6. Write a MongoDB query to find the restaurants that achieved a score, less than 40</text:p>
      <text:p text:style-name="P1">but more than 10.</text:p>
      <text:p text:style-name="P2">db.restaurants.find({'grades.score':{$gt:10,$lt:40}});</text:p>
      <text:p text:style-name="P2"/>
      <text:p text:style-name="P1">7.Write a MongoDB query to find the restaurants which locates in latitude value greater</text:p>
      <text:p text:style-name="P1">than ­95.754168</text:p>
      <text:p text:style-name="P2"><text:s/>db.restaurants.find({'address.coord.0':{$gt:95.754168}});</text:p>
      <text:p text:style-name="P2"/>
      <text:p text:style-name="P1">8. Write a MongoDB query to find the restaurants that does not prepare any cuisine of</text:p>
      <text:p text:style-name="P1">'American' and their grade score more than 70 and longitude less than ­65.754168.</text:p>
      <text:p text:style-name="P2">db.restaurants.find({ 'cuisine': {$ne:'American' }, 'greads.gread':'A', 'address.coord.1':{$lt:65.754168}});</text:p>
      <text:p text:style-name="P2"/>
      <text:p text:style-name="P1">9. Write a MongoDB query to find the restaurants which does not prepare any cuisine of</text:p>
      <text:p text:style-name="P1">'American ' and achieved a grade point 'A' not belongs to the borough Brooklyn. The</text:p>
      <text:p text:style-name="P1">document must be displayed according to the cuisine in descending order.</text:p>
      <text:p text:style-name="P2"><text:s/>db.restaurants.find({ cuisine: {$ne:'American' },'grades.score':{$gt:10}, 'address.coord.1':{$lt:85.754168}});</text:p>
      <text:p text:style-name="P2"/>
      <text:p text:style-name="P1">10.Write a MongoDB query to find the restaurants which does not prepare any cuisine</text:p>
      <text:p text:style-name="P1">of 'American' and achieved a score more than 70 and not located in the longitude less</text:p>
      <text:p text:style-name="P1">than ­65.754168. Note : Do this query without using $and operator.</text:p>
      <text:p text:style-name="P3"><text:soft-page-break/>db.restaurants.find({ cuisine: {$ne:'American' },'grades.score':{$gt:70}, 'address.coord.1':{$lt:65.754168}});</text:p>
      <text:p text:style-name="P2"/>
      <text:p text:style-name="P1">11. Write a MongoDB query to find the restaurant Id, name, borough and cuisine for</text:p>
      <text:p text:style-name="P1">those restaurants which contains 'Wil' as first three letters for its name.</text:p>
      <text:p text:style-name="P3">db.restaurants.find({'name':{ $regex: 'Wil.*'}},{'name':1,'restaurant_Id' : 1, 'borough' :1, <text:s/>'cuisine':1});</text:p>
      <text:p text:style-name="P3"/>
      <text:p text:style-name="P1">12. Write a MongoDB query to find the restaurant Id, name and grades for those</text:p>
      <text:p text:style-name="P1">restaurants which achieved a grade of "A" and scored 11 on an ISODate "2014­08­</text:p>
      <text:p text:style-name="P1">11T00:00:00Z" among many of survey dates..</text:p>
      <text:p text:style-name="P3">db.restaurants.find({'grades.grade': 'A','grades.score':11,'grades.date': new ISODate("2013-07-22T00:00:00.000Z") },{'name':1, 'restaurant_Id' : 1, 'grades':1});</text:p>
      <text:p text:style-name="P4">13. Write a MongoDB query to arranged the name of the cuisine in descending order</text:p>
      <text:p text:style-name="P1">and for those same cuisine borough should be in ascending order.</text:p>
      <text:p text:style-name="P3">db.restaurants.find({},{cuisine:1,borough:1}).sort({cuisine:1,borough:-1});</text:p>
      <text:p text:style-name="P3"/>
      <text:p text:style-name="P1">14. Write a MongoDB query to know whether all the addresses contains the street or</text:p>
      <text:p text:style-name="P1">not.</text:p>
      <text:p text:style-name="P3">db.restaurants.find({'address.street': {$exists : true }},{address:1});</text:p>
      <text:p text:style-name="P3"/>
      <text:p text:style-name="P1">15.Write a MongoDB query which will select the restaurant Id, name and grades for</text:p>
      <text:p text:style-name="P1">those restaurants which returns 0 as a remainder after dividing the score by 5.</text:p>
      <text:p text:style-name="P3">db.getCollection('restaurants').find({ 'grades.score' : {$mod:[5,0]}},{restaurant_id:1, name: 1 ,grades:1 })</text:p>
      <text:p text:style-name="P3"/>
      <text:p text:style-name="P1">16. Write a mongo db query that returns cuisine wise restaurants.</text:p>
      <text:p text:style-name="P3"><text:s/>db.getCollection('restaurants').find({}).sort({cuisine:1});</text:p>
      <text:p text:style-name="P3"/>
      <text:p text:style-name="P1">17. Write a mongoDb query for calculating cuisine wise total and average budget(2</text:p>
      <text:p text:style-name="P1">queries..one for total and one for average).</text:p>
      <text:p text:style-name="P1">18. Write a mongodb query to get all the restaurants that has maximum revenue in their</text:p>
      <text:p text:style-name="P1">cuisine.</text:p>
      <text:p text:style-name="P1">19. Write a mongodb query to update to change the score to 60 where the score is 6.</text:p>
      <text:p text:style-name="P3">db.restaurants.updateMany({grades: {$elemMatch: { score : {$eq : 6}}}},</text:p>
      <text:p text:style-name="P3"><text:s text:c="15"/>{</text:p>
      <text:p text:style-name="P3"><text:s text:c="19"/>$set:{ "grades.$.score" : 60 }</text:p>
      <text:p text:style-name="P3"><text:s text:c="18"/></text:p>
      <text:p text:style-name="P3"><text:s text:c="19"/>}</text:p>
      <text:p text:style-name="P3"><text:s text:c="15"/>);</text:p>
      <text:p text:style-name="P3"/>
      <text:p text:style-name="P1">20. Create a seperate collection which includes restaurant id and revenue .Update</text:p>
      <text:p text:style-name="P1">revenue from that collection into this.</text:p>
      <text:p text:style-name="P1"><text:soft-page-break/>21. Copy this collection to a different database named test and collection name copy</text:p>
      <text:p text:style-name="P1">and drop the current database.</text:p>
      <text:p text:style-name="P3">db.getCollection('copy').find({}).forEach(</text:p>
      <text:p text:style-name="P3"><text:s text:c="4"/></text:p>
      <text:p text:style-name="P3"><text:s text:c="8"/>function(d){ </text:p>
      <text:p text:style-name="P3"><text:s text:c="12"/>db.getSiblingDB('test1')['copy'].insert(d);</text:p>
      <text:p text:style-name="P3"><text:s text:c="12"/>})</text:p>
      <text:p text:style-name="P3"/>
      <text:p text:style-name="P1">22. Backup the earlier database and restore it in another one.</text:p>
      <text:p text:style-name="P3">mongoexport --db test --collection restaurants --out restaurantbackup.json</text:p>
      <text:p text:style-name="P3"><text:s text:c="2"/>mongoexport --db test --collection restaurants --out restaurantbackup.json</text:p>
      <text:p text:style-name="P3"/>
      <text:p text:style-name="P3"><text:s/>mongodump -d test1 -c copy</text:p>
      <text:p text:style-name="P3">mongorestor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6:57:21.226813176</dc:date>
    <meta:editing-duration>PT50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92" meta:word-count="689" meta:character-count="5163" meta:non-whitespace-character-count="4445"/>
  </office:meta>
</office:document-meta>
</file>